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istorsion(Quality)" table:style-name="ta1">
        <table:shapes>
          <draw:frame draw:z-index="0" draw:style-name="gr1" draw:text-style-name="P1" svg:width="5.5618in" svg:height="3.5472in" svg:x="0.2772in" svg:y="1.4465in">
            <draw:object draw:notify-on-update-of-ranges="'Distorsion(Quality)'.B2:'Distorsion(Quality)'.B2 'Distorsion(Quality)'.B3:'Distorsion(Quality)'.B7 'Distorsion(Quality)'.C2:'Distorsion(Quality)'.C2 'Distorsion(Quality)'.C3:'Distorsion(Quality)'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Distors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.9376" calcext:value-type="float">
            <text:p>16.93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.4042" calcext:value-type="float">
            <text:p>60.404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4.459" calcext:value-type="float">
            <text:p>134.45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29.018" calcext:value-type="float">
            <text:p>229.018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9.31" calcext:value-type="float">
            <text:p>339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MIZOULES</meta:initial-creator>
    <meta:creation-date>2016-10-18T17:02:25.564366565</meta:creation-date>
    <dc:date>2016-10-18T17:11:51.933016240</dc:date>
    <dc:creator>Vincent MIZOULES</dc:creator>
    <meta:editing-duration>PT9M27S</meta:editing-duration>
    <meta:editing-cycles>2</meta:editing-cycles>
    <meta:generator>LibreOffice/4.3.7.2$Linux_X86_64 LibreOffice_project/43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28cm" svg:height="9.011cm" xlink:href=".." xlink:type="simple" chart:class="chart:line" chart:style-name="ch1">
        <chart:plot-area chart:style-name="ch2" table:cell-range-address="'Distorsion(Quality)'.B2:'Distorsion(Quality)'.C7" chart:data-source-has-labels="both" svg:x="1.265cm" svg:y="0.18cm" svg:width="12.581cm" svg:height="7.698cm">
          <chartooo:coordinate-region svg:x="2.115cm" svg:y="0.381cm" svg:width="11.529cm" svg:height="6.847cm"/>
          <chart:axis chart:dimension="x" chart:name="primary-x" chart:style-name="ch3" chartooo:axis-type="auto">
            <chartooo:date-scale/>
            <chart:title svg:x="6.57cm" svg:y="8.058cm" chart:style-name="ch4">
              <text:p>Quality factor</text:p>
            </chart:title>
            <chart:categories table:cell-range-address="'Distorsion(Quality)'.B3:'Distorsion(Quality)'.B7"/>
          </chart:axis>
          <chart:axis chart:dimension="y" chart:name="primary-y" chart:style-name="ch3">
            <chart:title svg:x="0.451cm" svg:y="4.785cm" chart:style-name="ch5">
              <text:p>Distorsion</text:p>
            </chart:title>
            <chart:grid chart:style-name="ch6" chart:class="major"/>
          </chart:axis>
          <chart:series chart:style-name="ch7" chart:values-cell-range-address="'Distorsion(Quality)'.C3:'Distorsion(Quality)'.C7" chart:label-cell-address="'Distorsion(Quality)'.C2:'Distorsion(Quality)'.C2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orsion</text:p>
                <draw:g>
                  <svg:desc>'Distorsion(Quality)'.C2:'Distorsion(Quality)'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Distorsion(Quality)'.B3:'Distorsion(Quality)'.B7</svg:desc>
                </draw:g>
              </table:table-cell>
              <table:table-cell office:value-type="float" office:value="16.9376">
                <text:p>16.9376</text:p>
                <draw:g>
                  <svg:desc>'Distorsion(Quality)'.C3:'Distorsion(Quality)'.C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0.4042">
                <text:p>60.40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4.459">
                <text:p>134.4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9.018">
                <text:p>229.0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9.31">
                <text:p>339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